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bdc" officeooo:paragraph-rsid="001aabdc"/>
    </style:style>
    <style:style style:name="P2" style:family="paragraph" style:parent-style-name="Standard">
      <style:text-properties officeooo:rsid="001aabdc" officeooo:paragraph-rsid="001aabdc"/>
    </style:style>
    <style:style style:name="P3" style:family="paragraph" style:parent-style-name="Standard">
      <style:text-properties officeooo:rsid="001aaf0e" officeooo:paragraph-rsid="001aa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TCC</text:p>
      <text:p text:style-name="P1"/>
      <text:p text:style-name="P1">Este é um trabalho de tcc.</text:p>
      <text:p text:style-name="P3">Este é um trabalho fictício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7:23:45.410181728</meta:creation-date>
    <dc:date>2021-02-04T17:26:49.804967430</dc:date>
    <meta:editing-duration>PT4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" meta:word-count="14" meta:character-count="68" meta:non-whitespace-character-count="57"/>
  </office:meta>
</office:document-meta>
</file>